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cc99" draw:textarea-horizontal-align="justify" draw:textarea-vertical-align="middle" draw:auto-grow-height="false" fo:min-height="1.719cm" fo:min-width="2.168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9999ff" draw:textarea-horizontal-align="justify" draw:textarea-vertical-align="middle" draw:auto-grow-height="false" fo:min-height="0.808cm" fo:min-width="1.151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9999ff" draw:textarea-horizontal-align="justify" draw:textarea-vertical-align="middle" draw:auto-grow-height="false" fo:min-height="2.29cm" fo:min-width="2.675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1.316cm" fo:min-width="1.563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782cm"/>
    </style:style>
    <style:style style:name="gr7" style:family="graphic" style:parent-style-name="standard">
      <style:graphic-properties draw:stroke="none" svg:stroke-color="#000000" draw:fill="none" draw:fill-color="#ffffff" fo:min-height="1.52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752cm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0.894cm" fo:min-width="0.945cm" fo:padding-top="0.15cm" fo:padding-bottom="0.15cm" fo:padding-left="0.275cm" fo:padding-right="0.27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2.41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c99"/>
      <style:paragraph-properties fo:text-align="center"/>
    </style:style>
    <style:style style:name="P3" style:family="paragraph">
      <loext:graphic-properties draw:fill="solid" draw:fill-color="#9999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334cm" svg:height="3.937cm" svg:x="1.381cm" svg:y="7.604cm">
          <text:p text:style-name="P1">VLF/ELF</text:p>
          <text:p text:style-name="P1">Recei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" draw:id="id2" draw:layer="layout" svg:width="3.302cm" svg:height="3.175cm" draw:transform="rotate (-1.57655591332648) translate (11.052cm 7.985cm)">
          <text:p text:style-name="P1"><text:s text:c="2"/>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724.79564032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3" draw:id="id3" draw:layer="layout" svg:width="3.175cm" svg:height="2.54cm" svg:x="12.303cm" svg:y="8.366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048cm" svg:y1="7.604cm" svg:x2="4.048cm" svg:y2="4.937cm">
          <text:p/>
        </draw:line>
        <draw:line draw:style-name="gr4" draw:text-style-name="P4" draw:layer="layout" svg:x1="3.54cm" svg:y1="4.937cm" svg:x2="4.048cm" svg:y2="5.699cm">
          <text:p/>
        </draw:line>
        <draw:line draw:style-name="gr4" draw:text-style-name="P4" draw:layer="layout" svg:x1="4.556cm" svg:y1="4.937cm" svg:x2="4.048cm" svg:y2="5.699cm">
          <text:p/>
        </draw:line>
        <draw:custom-shape draw:style-name="gr2" draw:text-style-name="P3" xml:id="id4" draw:id="id4" draw:layer="layout" svg:width="3.302cm" svg:height="3.175cm" draw:transform="rotate (-1.57655591332648) translate (19.815cm 8.003cm)">
          <text:p text:style-name="P1"><text:s text:c="2"/>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724.79564032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5" draw:id="id5" draw:layer="layout" svg:width="3.683cm" svg:height="2.794cm" draw:transform="rotate (-1.54636171726698) translate (23.502cm 7.67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5" draw:layer="layout" svg:width="3.302cm" svg:height="2.032cm" svg:x="7.858cm" svg:y="9.128cm">
          <draw:text-box>
            <text:p>Pre-amp</text:p>
          </draw:text-box>
        </draw:frame>
        <draw:frame draw:style-name="gr7" draw:text-style-name="P5" draw:layer="layout" svg:width="3.048cm" svg:height="1.778cm" svg:x="12.684cm" svg:y="9.89cm">
          <draw:text-box>
            <text:p>Filter(s)</text:p>
          </draw:text-box>
        </draw:frame>
        <draw:path draw:style-name="gr8" draw:text-style-name="P4" draw:layer="layout" svg:width="0.85cm" svg:height="1.37cm" draw:transform="rotate (0.32306044454415) translate (12.7715901459848cm 8.86794540484866cm)" svg:viewBox="0 0 851 1371" svg:d="M0 42c276-47 684-105 798 140 121 261 6 566-78 844l-85 253-31 92">
          <text:p/>
        </draw:path>
        <draw:path draw:style-name="gr8" draw:text-style-name="P4" draw:layer="layout" svg:width="0.85cm" svg:height="1.37cm" draw:transform="rotate (-0.323060444544151) translate (14.043843041094cm 8.5899153827265cm)" svg:viewBox="0 0 851 1371" svg:d="M851 42c-277-47-684-105-798 140-122 261-6 566 78 844l84 253 31 92">
          <text:p/>
        </draw:path>
        <draw:frame draw:style-name="gr9" draw:text-style-name="P5" draw:layer="layout" svg:width="4.064cm" svg:height="2.002cm" svg:x="16.748cm" svg:y="8.747cm">
          <draw:text-box>
            <text:p>Main </text:p>
            <text:p>Amp</text:p>
          </draw:text-box>
        </draw:frame>
        <draw:frame draw:style-name="gr10" draw:text-style-name="P5" draw:layer="layout" svg:width="1.905cm" svg:height="1.143cm" svg:x="21.217cm" svg:y="9.014cm">
          <draw:text-box>
            <text:p>ADC</text:p>
          </draw:text-box>
        </draw:frame>
        <draw:custom-shape draw:style-name="gr11" draw:text-style-name="P1" draw:layer="layout" svg:width="1.651cm" svg:height="2.286cm" svg:x="23.592cm" svg:y="8.3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2" draw:text-style-name="P4" draw:layer="layout" draw:type="line" svg:x1="6.715cm" svg:y1="9.573cm" svg:x2="7.869cm" svg:y2="9.621cm" draw:start-shape="id1" draw:start-glue-point="7" draw:end-shape="id2" draw:end-glue-point="7" svg:d="M6715 9573l1154 48" svg:viewBox="0 0 1155 49">
          <text:p/>
        </draw:connector>
        <draw:connector draw:style-name="gr12" draw:text-style-name="P4" draw:layer="layout" draw:type="line" svg:x1="11.045cm" svg:y1="9.628cm" svg:x2="12.303cm" svg:y2="9.636cm" draw:start-shape="id2" draw:start-glue-point="4" draw:end-shape="id3" draw:end-glue-point="3" svg:d="M11045 9628l1258 8" svg:viewBox="0 0 1259 9">
          <text:p/>
        </draw:connector>
        <draw:connector draw:style-name="gr12" draw:text-style-name="P4" draw:layer="layout" draw:type="line" svg:x1="15.478cm" svg:y1="9.636cm" svg:x2="16.621cm" svg:y2="9.636cm" draw:start-shape="id3" draw:start-glue-point="1" draw:end-shape="id4" svg:d="M15478 9636h1143" svg:viewBox="0 0 1144 1">
          <text:p/>
        </draw:connector>
        <draw:connector draw:style-name="gr12" draw:text-style-name="P4" draw:layer="layout" draw:type="line" svg:x1="19.808cm" svg:y1="9.646cm" svg:x2="20.754cm" svg:y2="9.585cm" draw:start-shape="id4" draw:start-glue-point="4" draw:end-shape="id5" draw:end-glue-point="5" svg:d="M19808 9646l946-61" svg:viewBox="0 0 947 62">
          <text:p/>
        </draw:connector>
        <draw:frame draw:style-name="gr13" draw:text-style-name="P5" draw:layer="layout" svg:width="3.302cm" svg:height="2.667cm" svg:x="25.638cm" svg:y="7.985cm">
          <draw:text-box>
            <text:p>Digital</text:p>
            <text:p>Outp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9T20:23:43.871659041</meta:creation-date>
    <dc:date>2017-12-29T20:45:56.519103639</dc:date>
    <meta:editing-duration>PT12M1S</meta:editing-duration>
    <meta:editing-cycles>2</meta:editing-cycles>
    <meta:generator>LibreOffice/5.3.1.2$Linux_X86_64 LibreOffice_project/30m0$Build-2</meta:generator>
    <meta:document-statistic meta:object-count="20"/>
  </office:meta>
</office:document-meta>
</file>